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965cm"/>
    </style:style>
    <style:style style:name="co4" style:family="table-column">
      <style:table-column-properties fo:break-before="auto" style:column-width="1.07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sudoku_db_B" table:style-name="ta1">
        <table:shapes>
          <draw:frame draw:z-index="0" draw:style-name="gr1" draw:text-style-name="P1" svg:width="15.999cm" svg:height="8.999cm" svg:x="10.009cm" svg:y="0.1cm">
            <draw:object draw:notify-on-update-of-ranges="results_sudoku_db_B.A1:results_sudoku_db_B.A1 results_sudoku_db_B.A2:results_sudoku_db_B.A101 results_sudoku_db_B.B1:results_sudoku_db_B.B1 results_sudoku_db_B.B2:results_sudoku_db_B.B101 results_sudoku_db_B.A1:results_sudoku_db_B.A1 results_sudoku_db_B.A2:results_sudoku_db_B.A101 results_sudoku_db_B.C1:results_sudoku_db_B.C1 results_sudoku_db_B.C2:results_sudoku_db_B.C101 results_sudoku_db_B.A1:results_sudoku_db_B.A1 results_sudoku_db_B.A2:results_sudoku_db_B.A101 results_sudoku_db_B.D1:results_sudoku_db_B.D1 results_sudoku_db_B.D2:results_sudoku_db_B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difficulty written</text:p>
          </table:table-cell>
          <table:table-cell office:value-type="string" calcext:value-type="string">
            <text:p>techniques</text:p>
          </table:table-cell>
          <table:table-cell office:value-type="string" calcext:value-type="string">
            <text:p>constraint density</text:p>
          </table:table-cell>
          <table:table-cell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.065338" calcext:value-type="float">
            <text:p>91,065338</text:p>
          </table:table-cell>
          <table:table-cell office:value-type="float" office:value="6.529412" calcext:value-type="float">
            <text:p>6,529412</text:p>
          </table:table-cell>
          <table:table-cell office:value-type="float" office:value="213" calcext:value-type="float">
            <text:p>213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.053858" calcext:value-type="float">
            <text:p>23,053858</text:p>
          </table:table-cell>
          <table:table-cell office:value-type="float" office:value="7.110236" calcext:value-type="float">
            <text:p>7,110236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531223" calcext:value-type="float">
            <text:p>11,531223</text:p>
          </table:table-cell>
          <table:table-cell office:value-type="float" office:value="6.311688" calcext:value-type="float">
            <text:p>6,311688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484706" calcext:value-type="float">
            <text:p>6,484706</text:p>
          </table:table-cell>
          <table:table-cell office:value-type="float" office:value="6.656126" calcext:value-type="float">
            <text:p>6,656126</text:p>
          </table:table-cell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.466579" calcext:value-type="float">
            <text:p>18,466579</text:p>
          </table:table-cell>
          <table:table-cell office:value-type="float" office:value="6.756" calcext:value-type="float">
            <text:p>6,756</text:p>
          </table:table-cell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450134" calcext:value-type="float">
            <text:p>33,450134</text:p>
          </table:table-cell>
          <table:table-cell office:value-type="float" office:value="6.762846" calcext:value-type="float">
            <text:p>6,762846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976355" calcext:value-type="float">
            <text:p>24,976355</text:p>
          </table:table-cell>
          <table:table-cell office:value-type="float" office:value="6.612" calcext:value-type="float">
            <text:p>6,612</text:p>
          </table:table-cell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813873" calcext:value-type="float">
            <text:p>13,813873</text:p>
          </table:table-cell>
          <table:table-cell office:value-type="float" office:value="6.603239" calcext:value-type="float">
            <text:p>6,603239</text:p>
          </table:table-cell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4616" calcext:value-type="float">
            <text:p>0,204616</text:p>
          </table:table-cell>
          <table:table-cell office:value-type="float" office:value="6.399209" calcext:value-type="float">
            <text:p>6,399209</text:p>
          </table:table-cell>
          <table:table-cell office:value-type="float" office:value="206" calcext:value-type="float">
            <text:p>20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150717" calcext:value-type="float">
            <text:p>23,150717</text:p>
          </table:table-cell>
          <table:table-cell office:value-type="float" office:value="6.636704" calcext:value-type="float">
            <text:p>6,636704</text:p>
          </table:table-cell>
          <table:table-cell office:value-type="float" office:value="230" calcext:value-type="float">
            <text:p>23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77537" calcext:value-type="float">
            <text:p>6,877537</text:p>
          </table:table-cell>
          <table:table-cell office:value-type="float" office:value="6.363248" calcext:value-type="float">
            <text:p>6,363248</text:p>
          </table:table-cell>
          <table:table-cell office:value-type="float" office:value="199" calcext:value-type="float">
            <text:p>19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2889" calcext:value-type="float">
            <text:p>0,202889</text:p>
          </table:table-cell>
          <table:table-cell office:value-type="float" office:value="7.051383" calcext:value-type="float">
            <text:p>7,051383</text:p>
          </table:table-cell>
          <table:table-cell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177166" calcext:value-type="float">
            <text:p>7,177166</text:p>
          </table:table-cell>
          <table:table-cell office:value-type="float" office:value="6.443515" calcext:value-type="float">
            <text:p>6,443515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8483" calcext:value-type="float">
            <text:p>0,218483</text:p>
          </table:table-cell>
          <table:table-cell office:value-type="float" office:value="6.522449" calcext:value-type="float">
            <text:p>6,522449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90392" calcext:value-type="float">
            <text:p>3,690392</text:p>
          </table:table-cell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9.100319" calcext:value-type="float">
            <text:p>79,100319</text:p>
          </table:table-cell>
          <table:table-cell office:value-type="float" office:value="7.018939" calcext:value-type="float">
            <text:p>7,01893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23742" calcext:value-type="float">
            <text:p>3,923742</text:p>
          </table:table-cell>
          <table:table-cell office:value-type="float" office:value="6.251968" calcext:value-type="float">
            <text:p>6,251968</text:p>
          </table:table-cell>
          <table:table-cell office:value-type="float" office:value="206" calcext:value-type="float">
            <text:p>206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5222" calcext:value-type="float">
            <text:p>0,235222</text:p>
          </table:table-cell>
          <table:table-cell office:value-type="float" office:value="6.460377" calcext:value-type="float">
            <text:p>6,460377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87251" calcext:value-type="float">
            <text:p>5,87251</text:p>
          </table:table-cell>
          <table:table-cell office:value-type="float" office:value="6.443984" calcext:value-type="float">
            <text:p>6,443984</text:p>
          </table:table-cell>
          <table:table-cell office:value-type="float" office:value="209" calcext:value-type="float">
            <text:p>20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8664" calcext:value-type="float">
            <text:p>0,198664</text:p>
          </table:table-cell>
          <table:table-cell office:value-type="float" office:value="3.781022" calcext:value-type="float">
            <text:p>3,781022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88828" calcext:value-type="float">
            <text:p>2,388828</text:p>
          </table:table-cell>
          <table:table-cell office:value-type="float" office:value="7.26259" calcext:value-type="float">
            <text:p>7,26259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972515" calcext:value-type="float">
            <text:p>24,972515</text:p>
          </table:table-cell>
          <table:table-cell office:value-type="float" office:value="7.043796" calcext:value-type="float">
            <text:p>7,043796</text:p>
          </table:table-cell>
          <table:table-cell office:value-type="float" office:value="239" calcext:value-type="float">
            <text:p>239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5.925285" calcext:value-type="float">
            <text:p>105,925285</text:p>
          </table:table-cell>
          <table:table-cell office:value-type="float" office:value="7.253623" calcext:value-type="float">
            <text:p>7,253623</text:p>
          </table:table-cell>
          <table:table-cell office:value-type="float" office:value="244" calcext:value-type="float">
            <text:p>244</text:p>
          </table:table-cell>
          <table:table-cell table:number-columns-repeated="4"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214231" calcext:value-type="float">
            <text:p>25,214231</text:p>
          </table:table-cell>
          <table:table-cell office:value-type="float" office:value="7.105072" calcext:value-type="float">
            <text:p>7,105072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string" calcext:value-type="string">
            <text:p>Column 1</text:p>
          </table:table-cell>
          <table:table-cell table:formula="of:=CORREL([$results_sudoku_db_B.$A:.$A]; [$results_sudoku_db_B.$A:.$A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417854" calcext:value-type="float">
            <text:p>7,417854</text:p>
          </table:table-cell>
          <table:table-cell office:value-type="float" office:value="7.221805" calcext:value-type="float">
            <text:p>7,221805</text:p>
          </table:table-cell>
          <table:table-cell office:value-type="float" office:value="236" calcext:value-type="float">
            <text:p>236</text:p>
          </table:table-cell>
          <table:table-cell table:number-columns-repeated="4"/>
          <table:table-cell office:value-type="string" calcext:value-type="string">
            <text:p>Column 2</text:p>
          </table:table-cell>
          <table:table-cell table:formula="of:=CORREL([$results_sudoku_db_B.$A:.$A]; [$results_sudoku_db_B.$B:.$B])" office:value-type="float" office:value="0.415159355487593" calcext:value-type="float">
            <text:p>0,415159355487593</text:p>
          </table:table-cell>
          <table:table-cell table:formula="of:=CORREL([$results_sudoku_db_B.$B:.$B]; [$results_sudoku_db_B.$B:.$B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096995" calcext:value-type="float">
            <text:p>6,096995</text:p>
          </table:table-cell>
          <table:table-cell office:value-type="float" office:value="7.190299" calcext:value-type="float">
            <text:p>7,190299</text:p>
          </table:table-cell>
          <table:table-cell office:value-type="float" office:value="237" calcext:value-type="float">
            <text:p>237</text:p>
          </table:table-cell>
          <table:table-cell table:number-columns-repeated="4"/>
          <table:table-cell office:value-type="string" calcext:value-type="string">
            <text:p>Column 3</text:p>
          </table:table-cell>
          <table:table-cell table:formula="of:=CORREL([$results_sudoku_db_B.$A:.$A]; [$results_sudoku_db_B.$C:.$C])" office:value-type="float" office:value="0.395469033892508" calcext:value-type="float">
            <text:p>0,395469033892508</text:p>
          </table:table-cell>
          <table:table-cell table:formula="of:=CORREL([$results_sudoku_db_B.$B:.$B]; [$results_sudoku_db_B.$C:.$C])" office:value-type="float" office:value="0.186600774710749" calcext:value-type="float">
            <text:p>0,186600774710749</text:p>
          </table:table-cell>
          <table:table-cell table:formula="of:=CORREL([$results_sudoku_db_B.$C:.$C]; [$results_sudoku_db_B.$C:.$C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.626907" calcext:value-type="float">
            <text:p>60,626907</text:p>
          </table:table-cell>
          <table:table-cell office:value-type="float" office:value="7.237226" calcext:value-type="float">
            <text:p>7,237226</text:p>
          </table:table-cell>
          <table:table-cell office:value-type="float" office:value="243" calcext:value-type="float">
            <text:p>243</text:p>
          </table:table-cell>
          <table:table-cell table:number-columns-repeated="4"/>
          <table:table-cell office:value-type="string" calcext:value-type="string">
            <text:p>Column 4</text:p>
          </table:table-cell>
          <table:table-cell table:formula="of:=CORREL([$results_sudoku_db_B.$A:.$A]; [$results_sudoku_db_B.$D:.$D])" office:value-type="float" office:value="0.376944351149691" calcext:value-type="float">
            <text:p>0,376944351149691</text:p>
          </table:table-cell>
          <table:table-cell table:formula="of:=CORREL([$results_sudoku_db_B.$B:.$B]; [$results_sudoku_db_B.$D:.$D])" office:value-type="float" office:value="0.338068577269585" calcext:value-type="float">
            <text:p>0,338068577269585</text:p>
          </table:table-cell>
          <table:table-cell table:formula="of:=CORREL([$results_sudoku_db_B.$C:.$C]; [$results_sudoku_db_B.$D:.$D])" office:value-type="float" office:value="0.668497803018354" calcext:value-type="float">
            <text:p>0,668497803018354</text:p>
          </table:table-cell>
          <table:table-cell table:formula="of:=CORREL([$results_sudoku_db_B.$D:.$D]; [$results_sudoku_db_B.$D:.$D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.43141" calcext:value-type="float">
            <text:p>16,43141</text:p>
          </table:table-cell>
          <table:table-cell office:value-type="float" office:value="7.104089" calcext:value-type="float">
            <text:p>7,104089</text:p>
          </table:table-cell>
          <table:table-cell office:value-type="float" office:value="238" calcext:value-type="float">
            <text:p>23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970964" calcext:value-type="float">
            <text:p>4,970964</text:p>
          </table:table-cell>
          <table:table-cell office:value-type="float" office:value="7.319549" calcext:value-type="float">
            <text:p>7,319549</text:p>
          </table:table-cell>
          <table:table-cell office:value-type="float" office:value="239" calcext:value-type="float">
            <text:p>239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5.926529" calcext:value-type="float">
            <text:p>115,926529</text:p>
          </table:table-cell>
          <table:table-cell office:value-type="float" office:value="7.286232" calcext:value-type="float">
            <text:p>7,28623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702014" calcext:value-type="float">
            <text:p>3,702014</text:p>
          </table:table-cell>
          <table:table-cell office:value-type="float" office:value="5.78903" calcext:value-type="float">
            <text:p>5,78903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941339" calcext:value-type="float">
            <text:p>2,941339</text:p>
          </table:table-cell>
          <table:table-cell office:value-type="float" office:value="6.361538" calcext:value-type="float">
            <text:p>6,361538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.443371" calcext:value-type="float">
            <text:p>36,443371</text:p>
          </table:table-cell>
          <table:table-cell office:value-type="float" office:value="6.121569" calcext:value-type="float">
            <text:p>6,121569</text:p>
          </table:table-cell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843782" calcext:value-type="float">
            <text:p>24,843782</text:p>
          </table:table-cell>
          <table:table-cell office:value-type="float" office:value="6.362596" calcext:value-type="float">
            <text:p>6,362596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.484261" calcext:value-type="float">
            <text:p>71,484261</text:p>
          </table:table-cell>
          <table:table-cell office:value-type="float" office:value="7.106061" calcext:value-type="float">
            <text:p>7,106061</text:p>
          </table:table-cell>
          <table:table-cell office:value-type="float" office:value="234" calcext:value-type="float">
            <text:p>234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376778" calcext:value-type="float">
            <text:p>3,376778</text:p>
          </table:table-cell>
          <table:table-cell office:value-type="float" office:value="6.304833" calcext:value-type="float">
            <text:p>6,304833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322" calcext:value-type="float">
            <text:p>0,211322</text:p>
          </table:table-cell>
          <table:table-cell office:value-type="float" office:value="6.544747" calcext:value-type="float">
            <text:p>6,544747</text:p>
          </table:table-cell>
          <table:table-cell office:value-type="float" office:value="218" calcext:value-type="float">
            <text:p>21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46099" calcext:value-type="float">
            <text:p>2,546099</text:p>
          </table:table-cell>
          <table:table-cell office:value-type="float" office:value="6.549242" calcext:value-type="float">
            <text:p>6,5492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0084" calcext:value-type="float">
            <text:p>0,190084</text:p>
          </table:table-cell>
          <table:table-cell office:value-type="float" office:value="6.514286" calcext:value-type="float">
            <text:p>6,514286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39009" calcext:value-type="float">
            <text:p>7,39009</text:p>
          </table:table-cell>
          <table:table-cell office:value-type="float" office:value="7.2" calcext:value-type="float">
            <text:p>7,2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.919983" calcext:value-type="float">
            <text:p>44,919983</text:p>
          </table:table-cell>
          <table:table-cell office:value-type="float" office:value="7.235294" calcext:value-type="float">
            <text:p>7,235294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0515" calcext:value-type="float">
            <text:p>5,30515</text:p>
          </table:table-cell>
          <table:table-cell office:value-type="float" office:value="6.252066" calcext:value-type="float">
            <text:p>6,252066</text:p>
          </table:table-cell>
          <table:table-cell office:value-type="float" office:value="206" calcext:value-type="float">
            <text:p>206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.314337" calcext:value-type="float">
            <text:p>21,314337</text:p>
          </table:table-cell>
          <table:table-cell office:value-type="float" office:value="7.541502" calcext:value-type="float">
            <text:p>7,541502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.444321" calcext:value-type="float">
            <text:p>22,444321</text:p>
          </table:table-cell>
          <table:table-cell office:value-type="float" office:value="7.276923" calcext:value-type="float">
            <text:p>7,276923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.950932" calcext:value-type="float">
            <text:p>23,950932</text:p>
          </table:table-cell>
          <table:table-cell office:value-type="float" office:value="7.466403" calcext:value-type="float">
            <text:p>7,466403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.251129" calcext:value-type="float">
            <text:p>35,251129</text:p>
          </table:table-cell>
          <table:table-cell office:value-type="float" office:value="7.427386" calcext:value-type="float">
            <text:p>7,427386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019964" calcext:value-type="float">
            <text:p>22,019964</text:p>
          </table:table-cell>
          <table:table-cell office:value-type="float" office:value="7.461538" calcext:value-type="float">
            <text:p>7,461538</text:p>
          </table:table-cell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.514256" calcext:value-type="float">
            <text:p>36,514256</text:p>
          </table:table-cell>
          <table:table-cell office:value-type="float" office:value="7.393574" calcext:value-type="float">
            <text:p>7,393574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19165" calcext:value-type="float">
            <text:p>1,519165</text:p>
          </table:table-cell>
          <table:table-cell office:value-type="float" office:value="7.454545" calcext:value-type="float">
            <text:p>7,454545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316158" calcext:value-type="float">
            <text:p>37,316158</text:p>
          </table:table-cell>
          <table:table-cell office:value-type="float" office:value="7.443548" calcext:value-type="float">
            <text:p>7,443548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.476612" calcext:value-type="float">
            <text:p>43,476612</text:p>
          </table:table-cell>
          <table:table-cell office:value-type="float" office:value="7.418033" calcext:value-type="float">
            <text:p>7,418033</text:p>
          </table:table-cell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.963486" calcext:value-type="float">
            <text:p>26,963486</text:p>
          </table:table-cell>
          <table:table-cell office:value-type="float" office:value="7.514056" calcext:value-type="float">
            <text:p>7,514056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84105" calcext:value-type="float">
            <text:p>1,984105</text:p>
          </table:table-cell>
          <table:table-cell office:value-type="float" office:value="7.57438" calcext:value-type="float">
            <text:p>7,57438</text:p>
          </table:table-cell>
          <table:table-cell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.227058" calcext:value-type="float">
            <text:p>36,227058</text:p>
          </table:table-cell>
          <table:table-cell office:value-type="float" office:value="7.662651" calcext:value-type="float">
            <text:p>7,662651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.263243" calcext:value-type="float">
            <text:p>18,263243</text:p>
          </table:table-cell>
          <table:table-cell office:value-type="float" office:value="7.138775" calcext:value-type="float">
            <text:p>7,13877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47713" calcext:value-type="float">
            <text:p>2,447713</text:p>
          </table:table-cell>
          <table:table-cell office:value-type="float" office:value="7.503876" calcext:value-type="float">
            <text:p>7,503876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6445" calcext:value-type="float">
            <text:p>0,276445</text:p>
          </table:table-cell>
          <table:table-cell office:value-type="float" office:value="7.367089" calcext:value-type="float">
            <text:p>7,367089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507032" calcext:value-type="float">
            <text:p>20,507032</text:p>
          </table:table-cell>
          <table:table-cell office:value-type="float" office:value="7.352713" calcext:value-type="float">
            <text:p>7,352713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.802856" calcext:value-type="float">
            <text:p>40,802856</text:p>
          </table:table-cell>
          <table:table-cell office:value-type="float" office:value="7.288066" calcext:value-type="float">
            <text:p>7,288066</text:p>
          </table:table-cell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42592" calcext:value-type="float">
            <text:p>0,742592</text:p>
          </table:table-cell>
          <table:table-cell office:value-type="float" office:value="7.104" calcext:value-type="float">
            <text:p>7,104</text:p>
          </table:table-cell>
          <table:table-cell office:value-type="float" office:value="218" calcext:value-type="float">
            <text:p>218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17931" calcext:value-type="float">
            <text:p>1,217931</text:p>
          </table:table-cell>
          <table:table-cell office:value-type="float" office:value="7.273092" calcext:value-type="float">
            <text:p>7,273092</text:p>
          </table:table-cell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.806236" calcext:value-type="float">
            <text:p>26,806236</text:p>
          </table:table-cell>
          <table:table-cell office:value-type="float" office:value="7.508" calcext:value-type="float">
            <text:p>7,508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681116" calcext:value-type="float">
            <text:p>5,681116</text:p>
          </table:table-cell>
          <table:table-cell office:value-type="float" office:value="7.516129" calcext:value-type="float">
            <text:p>7,516129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534603" calcext:value-type="float">
            <text:p>22,534603</text:p>
          </table:table-cell>
          <table:table-cell office:value-type="float" office:value="7.452381" calcext:value-type="float">
            <text:p>7,452381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152268" calcext:value-type="float">
            <text:p>4,152268</text:p>
          </table:table-cell>
          <table:table-cell office:value-type="float" office:value="7.327869" calcext:value-type="float">
            <text:p>7,327869</text:p>
          </table:table-cell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594021" calcext:value-type="float">
            <text:p>3,594021</text:p>
          </table:table-cell>
          <table:table-cell office:value-type="float" office:value="7.390946" calcext:value-type="float">
            <text:p>7,390946</text:p>
          </table:table-cell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.729984" calcext:value-type="float">
            <text:p>18,729984</text:p>
          </table:table-cell>
          <table:table-cell office:value-type="float" office:value="7.517928" calcext:value-type="float">
            <text:p>7,517928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85267" calcext:value-type="float">
            <text:p>5,885267</text:p>
          </table:table-cell>
          <table:table-cell office:value-type="float" office:value="7.320158" calcext:value-type="float">
            <text:p>7,320158</text:p>
          </table:table-cell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.010868" calcext:value-type="float">
            <text:p>46,010868</text:p>
          </table:table-cell>
          <table:table-cell office:value-type="float" office:value="7.38" calcext:value-type="float">
            <text:p>7,38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196535" calcext:value-type="float">
            <text:p>22,196535</text:p>
          </table:table-cell>
          <table:table-cell office:value-type="float" office:value="7.689243" calcext:value-type="float">
            <text:p>7,68924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156225" calcext:value-type="float">
            <text:p>18,156225</text:p>
          </table:table-cell>
          <table:table-cell office:value-type="float" office:value="7.533597" calcext:value-type="float">
            <text:p>7,533597</text:p>
          </table:table-cell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.139862" calcext:value-type="float">
            <text:p>42,139862</text:p>
          </table:table-cell>
          <table:table-cell office:value-type="float" office:value="7.305882" calcext:value-type="float">
            <text:p>7,305882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245915" calcext:value-type="float">
            <text:p>2,245915</text:p>
          </table:table-cell>
          <table:table-cell office:value-type="float" office:value="7.62605" calcext:value-type="float">
            <text:p>7,6260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927265" calcext:value-type="float">
            <text:p>2,927265</text:p>
          </table:table-cell>
          <table:table-cell office:value-type="float" office:value="7.451883" calcext:value-type="float">
            <text:p>7,451883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.3116" calcext:value-type="float">
            <text:p>39,3116</text:p>
          </table:table-cell>
          <table:table-cell office:value-type="float" office:value="7.305085" calcext:value-type="float">
            <text:p>7,305085</text:p>
          </table:table-cell>
          <table:table-cell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.952326" calcext:value-type="float">
            <text:p>21,952326</text:p>
          </table:table-cell>
          <table:table-cell office:value-type="float" office:value="7.497854" calcext:value-type="float">
            <text:p>7,497854</text:p>
          </table:table-cell>
          <table:table-cell office:value-type="float" office:value="213" calcext:value-type="float">
            <text:p>21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244281" calcext:value-type="float">
            <text:p>9,244281</text:p>
          </table:table-cell>
          <table:table-cell office:value-type="float" office:value="7.458498" calcext:value-type="float">
            <text:p>7,458498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.363632" calcext:value-type="float">
            <text:p>20,363632</text:p>
          </table:table-cell>
          <table:table-cell office:value-type="float" office:value="7.529167" calcext:value-type="float">
            <text:p>7,529167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331659" calcext:value-type="float">
            <text:p>1,331659</text:p>
          </table:table-cell>
          <table:table-cell office:value-type="float" office:value="7.32906" calcext:value-type="float">
            <text:p>7,32906</text:p>
          </table:table-cell>
          <table:table-cell office:value-type="float" office:value="213" calcext:value-type="float">
            <text:p>213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.11824" calcext:value-type="float">
            <text:p>54,11824</text:p>
          </table:table-cell>
          <table:table-cell office:value-type="float" office:value="7.38247" calcext:value-type="float">
            <text:p>7,38247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.595726" calcext:value-type="float">
            <text:p>24,595726</text:p>
          </table:table-cell>
          <table:table-cell office:value-type="float" office:value="7.66805" calcext:value-type="float">
            <text:p>7,66805</text:p>
          </table:table-cell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63057" calcext:value-type="float">
            <text:p>0,263057</text:p>
          </table:table-cell>
          <table:table-cell office:value-type="float" office:value="7.541667" calcext:value-type="float">
            <text:p>7,541667</text:p>
          </table:table-cell>
          <table:table-cell office:value-type="float" office:value="218" calcext:value-type="float">
            <text:p>218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32319" calcext:value-type="float">
            <text:p>6,32319</text:p>
          </table:table-cell>
          <table:table-cell office:value-type="float" office:value="7.412698" calcext:value-type="float">
            <text:p>7,412698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34866" calcext:value-type="float">
            <text:p>7,34866</text:p>
          </table:table-cell>
          <table:table-cell office:value-type="float" office:value="7.233463" calcext:value-type="float">
            <text:p>7,233463</text:p>
          </table:table-cell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.064486" calcext:value-type="float">
            <text:p>24,064486</text:p>
          </table:table-cell>
          <table:table-cell office:value-type="float" office:value="7.677824" calcext:value-type="float">
            <text:p>7,677824</text:p>
          </table:table-cell>
          <table:table-cell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563024" calcext:value-type="float">
            <text:p>12,563024</text:p>
          </table:table-cell>
          <table:table-cell office:value-type="float" office:value="7.569231" calcext:value-type="float">
            <text:p>7,569231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203491" calcext:value-type="float">
            <text:p>23,203491</text:p>
          </table:table-cell>
          <table:table-cell office:value-type="float" office:value="7.312" calcext:value-type="float">
            <text:p>7,312</text:p>
          </table:table-cell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74377" calcext:value-type="float">
            <text:p>0,374377</text:p>
          </table:table-cell>
          <table:table-cell office:value-type="float" office:value="7.521913" calcext:value-type="float">
            <text:p>7,521913</text:p>
          </table:table-cell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978577" calcext:value-type="float">
            <text:p>27,978577</text:p>
          </table:table-cell>
          <table:table-cell office:value-type="float" office:value="7.522089" calcext:value-type="float">
            <text:p>7,522089</text:p>
          </table:table-cell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.976889" calcext:value-type="float">
            <text:p>26,976889</text:p>
          </table:table-cell>
          <table:table-cell office:value-type="float" office:value="7.323404" calcext:value-type="float">
            <text:p>7,323404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63374" calcext:value-type="float">
            <text:p>3,63374</text:p>
          </table:table-cell>
          <table:table-cell office:value-type="float" office:value="7.370968" calcext:value-type="float">
            <text:p>7,370968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290771" calcext:value-type="float">
            <text:p>9,290771</text:p>
          </table:table-cell>
          <table:table-cell office:value-type="float" office:value="7.317647" calcext:value-type="float">
            <text:p>7,317647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.054832" calcext:value-type="float">
            <text:p>37,054832</text:p>
          </table:table-cell>
          <table:table-cell office:value-type="float" office:value="6.842324" calcext:value-type="float">
            <text:p>6,842324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735042" calcext:value-type="float">
            <text:p>5,735042</text:p>
          </table:table-cell>
          <table:table-cell office:value-type="float" office:value="6.826613" calcext:value-type="float">
            <text:p>6,826613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972643" calcext:value-type="float">
            <text:p>15,972643</text:p>
          </table:table-cell>
          <table:table-cell office:value-type="float" office:value="7.26378" calcext:value-type="float">
            <text:p>7,26378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054758" calcext:value-type="float">
            <text:p>6,054758</text:p>
          </table:table-cell>
          <table:table-cell office:value-type="float" office:value="6.923387" calcext:value-type="float">
            <text:p>6,923387</text:p>
          </table:table-cell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974523" calcext:value-type="float">
            <text:p>11,974523</text:p>
          </table:table-cell>
          <table:table-cell office:value-type="float" office:value="6.822314" calcext:value-type="float">
            <text:p>6,822314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717639" calcext:value-type="float">
            <text:p>13,717639</text:p>
          </table:table-cell>
          <table:table-cell office:value-type="float" office:value="6.795918" calcext:value-type="float">
            <text:p>6,795918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706394" calcext:value-type="float">
            <text:p>3,706394</text:p>
          </table:table-cell>
          <table:table-cell office:value-type="float" office:value="6.873984" calcext:value-type="float">
            <text:p>6,873984</text:p>
          </table:table-cell>
          <table:table-cell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4641" calcext:value-type="float">
            <text:p>0,464641</text:p>
          </table:table-cell>
          <table:table-cell office:value-type="float" office:value="6.087866" calcext:value-type="float">
            <text:p>6,087866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9T16:53:01.560227132</dc:date>
    <meta:editing-duration>PT16M27S</meta:editing-duration>
    <meta:editing-cycles>2</meta:editing-cycles>
    <meta:generator>LibreOffice/24.8.5.2$Linux_X86_64 LibreOffice_project/480$Build-2</meta:generator>
    <meta:document-statistic meta:table-count="1" meta:cell-count="42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8cm" svg:y="3.703cm" style:legend-expansion="high" chart:style-name="ch2"/>
        <chart:plot-area chart:style-name="ch3" table:cell-range-address="results_sudoku_db_B.A1:results_sudoku_db_B.D101" chart:data-source-has-labels="row" svg:x="0.32cm" svg:y="0.18cm" svg:width="11.928cm" svg:height="8.64cm">
          <chart:coordinate-region svg:x="1.145cm" svg:y="0.379cm" svg:width="10.81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_sudoku_db_B.B2:results_sudoku_db_B.B101" chart:label-cell-address="results_sudoku_db_B.B1:results_sudoku_db_B.B1" chart:class="chart:scatter">
            <chart:domain table:cell-range-address="results_sudoku_db_B.A2:results_sudoku_db_B.A101"/>
            <chart:data-point chart:repeated="100"/>
          </chart:series>
          <chart:series chart:style-name="ch8" chart:values-cell-range-address="results_sudoku_db_B.C2:results_sudoku_db_B.C101" chart:label-cell-address="results_sudoku_db_B.C1:results_sudoku_db_B.C1" chart:class="chart:scatter">
            <chart:data-point chart:repeated="100"/>
          </chart:series>
          <chart:series chart:style-name="ch9" chart:values-cell-range-address="results_sudoku_db_B.D2:results_sudoku_db_B.D101" chart:label-cell-address="results_sudoku_db_B.D1:results_sudoku_db_B.D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chniques</text:p>
                <draw:g>
                  <svg:desc>results_sudoku_db_B.B1:results_sudoku_db_B.B1</svg:desc>
                </draw:g>
              </table:table-cell>
              <table:table-cell office:value-type="string">
                <text:p>constraint density</text:p>
                <draw:g>
                  <svg:desc>results_sudoku_db_B.C1:results_sudoku_db_B.C1</svg:desc>
                </draw:g>
              </table:table-cell>
              <table:table-cell office:value-type="string">
                <text:p>notes</text:p>
                <draw:g>
                  <svg:desc>results_sudoku_db_B.D1:results_sudoku_db_B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results_sudoku_db_B.A2:results_sudoku_db_B.A101</svg:desc>
                </draw:g>
              </table:table-cell>
              <table:table-cell office:value-type="float" office:value="91.065338">
                <text:p>91.065338</text:p>
                <draw:g>
                  <svg:desc>results_sudoku_db_B.B2:results_sudoku_db_B.B101</svg:desc>
                </draw:g>
              </table:table-cell>
              <table:table-cell office:value-type="float" office:value="6.529412">
                <text:p>6.529412</text:p>
                <draw:g>
                  <svg:desc>results_sudoku_db_B.C2:results_sudoku_db_B.C101</svg:desc>
                </draw:g>
              </table:table-cell>
              <table:table-cell office:value-type="float" office:value="213">
                <text:p>213</text:p>
                <draw:g>
                  <svg:desc>results_sudoku_db_B.D2:results_sudoku_db_B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23.053858">
                <text:p>23.053858</text:p>
              </table:table-cell>
              <table:table-cell office:value-type="float" office:value="7.110236">
                <text:p>7.11023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11.531223">
                <text:p>11.531223</text:p>
              </table:table-cell>
              <table:table-cell office:value-type="float" office:value="6.311688">
                <text:p>6.31168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6.484706">
                <text:p>6.484706</text:p>
              </table:table-cell>
              <table:table-cell office:value-type="float" office:value="6.656126">
                <text:p>6.6561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18.466579">
                <text:p>18.466579</text:p>
              </table:table-cell>
              <table:table-cell office:value-type="float" office:value="6.756">
                <text:p>6.75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3.450134">
                <text:p>33.450134</text:p>
              </table:table-cell>
              <table:table-cell office:value-type="float" office:value="6.762846">
                <text:p>6.76284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24.976355">
                <text:p>24.976355</text:p>
              </table:table-cell>
              <table:table-cell office:value-type="float" office:value="6.612">
                <text:p>6.61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.813873">
                <text:p>13.813873</text:p>
              </table:table-cell>
              <table:table-cell office:value-type="float" office:value="6.603239">
                <text:p>6.60323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04616">
                <text:p>0.204616</text:p>
              </table:table-cell>
              <table:table-cell office:value-type="float" office:value="6.399209">
                <text:p>6.39920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3.150717">
                <text:p>23.150717</text:p>
              </table:table-cell>
              <table:table-cell office:value-type="float" office:value="6.636704">
                <text:p>6.63670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.877537">
                <text:p>6.877537</text:p>
              </table:table-cell>
              <table:table-cell office:value-type="float" office:value="6.363248">
                <text:p>6.3632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02889">
                <text:p>0.202889</text:p>
              </table:table-cell>
              <table:table-cell office:value-type="float" office:value="7.051383">
                <text:p>7.0513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.177166">
                <text:p>7.177166</text:p>
              </table:table-cell>
              <table:table-cell office:value-type="float" office:value="6.443515">
                <text:p>6.44351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18483">
                <text:p>0.218483</text:p>
              </table:table-cell>
              <table:table-cell office:value-type="float" office:value="6.522449">
                <text:p>6.52244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.690392">
                <text:p>3.690392</text:p>
              </table:table-cell>
              <table:table-cell office:value-type="float" office:value="6">
                <text:p>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79.100319">
                <text:p>79.100319</text:p>
              </table:table-cell>
              <table:table-cell office:value-type="float" office:value="7.018939">
                <text:p>7.01893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3.923742">
                <text:p>3.923742</text:p>
              </table:table-cell>
              <table:table-cell office:value-type="float" office:value="6.251968">
                <text:p>6.25196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235222">
                <text:p>0.235222</text:p>
              </table:table-cell>
              <table:table-cell office:value-type="float" office:value="6.460377">
                <text:p>6.46037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5.87251">
                <text:p>5.87251</text:p>
              </table:table-cell>
              <table:table-cell office:value-type="float" office:value="6.443984">
                <text:p>6.44398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198664">
                <text:p>0.198664</text:p>
              </table:table-cell>
              <table:table-cell office:value-type="float" office:value="3.781022">
                <text:p>3.7810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.388828">
                <text:p>2.388828</text:p>
              </table:table-cell>
              <table:table-cell office:value-type="float" office:value="7.26259">
                <text:p>7.2625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4.972515">
                <text:p>24.972515</text:p>
              </table:table-cell>
              <table:table-cell office:value-type="float" office:value="7.043796">
                <text:p>7.04379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105.925285">
                <text:p>105.925285</text:p>
              </table:table-cell>
              <table:table-cell office:value-type="float" office:value="7.253623">
                <text:p>7.25362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25.214231">
                <text:p>25.214231</text:p>
              </table:table-cell>
              <table:table-cell office:value-type="float" office:value="7.105072">
                <text:p>7.10507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7.417854">
                <text:p>7.417854</text:p>
              </table:table-cell>
              <table:table-cell office:value-type="float" office:value="7.221805">
                <text:p>7.22180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6.096995">
                <text:p>6.096995</text:p>
              </table:table-cell>
              <table:table-cell office:value-type="float" office:value="7.190299">
                <text:p>7.19029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60.626907">
                <text:p>60.626907</text:p>
              </table:table-cell>
              <table:table-cell office:value-type="float" office:value="7.237226">
                <text:p>7.2372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16.43141">
                <text:p>16.43141</text:p>
              </table:table-cell>
              <table:table-cell office:value-type="float" office:value="7.104089">
                <text:p>7.1040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4.970964">
                <text:p>4.970964</text:p>
              </table:table-cell>
              <table:table-cell office:value-type="float" office:value="7.319549">
                <text:p>7.31954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115.926529">
                <text:p>115.926529</text:p>
              </table:table-cell>
              <table:table-cell office:value-type="float" office:value="7.286232">
                <text:p>7.28623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3.702014">
                <text:p>3.702014</text:p>
              </table:table-cell>
              <table:table-cell office:value-type="float" office:value="5.78903">
                <text:p>5.7890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.941339">
                <text:p>2.941339</text:p>
              </table:table-cell>
              <table:table-cell office:value-type="float" office:value="6.361538">
                <text:p>6.36153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36.443371">
                <text:p>36.443371</text:p>
              </table:table-cell>
              <table:table-cell office:value-type="float" office:value="6.121569">
                <text:p>6.12156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24.843782">
                <text:p>24.843782</text:p>
              </table:table-cell>
              <table:table-cell office:value-type="float" office:value="6.362596">
                <text:p>6.36259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71.484261">
                <text:p>71.484261</text:p>
              </table:table-cell>
              <table:table-cell office:value-type="float" office:value="7.106061">
                <text:p>7.10606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3.376778">
                <text:p>3.376778</text:p>
              </table:table-cell>
              <table:table-cell office:value-type="float" office:value="6.304833">
                <text:p>6.30483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211322">
                <text:p>0.211322</text:p>
              </table:table-cell>
              <table:table-cell office:value-type="float" office:value="6.544747">
                <text:p>6.54474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.546099">
                <text:p>2.546099</text:p>
              </table:table-cell>
              <table:table-cell office:value-type="float" office:value="6.549242">
                <text:p>6.54924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190084">
                <text:p>0.190084</text:p>
              </table:table-cell>
              <table:table-cell office:value-type="float" office:value="6.514286">
                <text:p>6.51428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7.39009">
                <text:p>7.39009</text:p>
              </table:table-cell>
              <table:table-cell office:value-type="float" office:value="7.2">
                <text:p>7.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44.919983">
                <text:p>44.919983</text:p>
              </table:table-cell>
              <table:table-cell office:value-type="float" office:value="7.235294">
                <text:p>7.23529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5.30515">
                <text:p>5.30515</text:p>
              </table:table-cell>
              <table:table-cell office:value-type="float" office:value="6.252066">
                <text:p>6.25206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21.314337">
                <text:p>21.314337</text:p>
              </table:table-cell>
              <table:table-cell office:value-type="float" office:value="7.541502">
                <text:p>7.54150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22.444321">
                <text:p>22.444321</text:p>
              </table:table-cell>
              <table:table-cell office:value-type="float" office:value="7.276923">
                <text:p>7.27692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23.950932">
                <text:p>23.950932</text:p>
              </table:table-cell>
              <table:table-cell office:value-type="float" office:value="7.466403">
                <text:p>7.46640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35.251129">
                <text:p>35.251129</text:p>
              </table:table-cell>
              <table:table-cell office:value-type="float" office:value="7.427386">
                <text:p>7.42738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22.019964">
                <text:p>22.019964</text:p>
              </table:table-cell>
              <table:table-cell office:value-type="float" office:value="7.461538">
                <text:p>7.46153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36.514256">
                <text:p>36.514256</text:p>
              </table:table-cell>
              <table:table-cell office:value-type="float" office:value="7.393574">
                <text:p>7.39357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1.519165">
                <text:p>1.519165</text:p>
              </table:table-cell>
              <table:table-cell office:value-type="float" office:value="7.454545">
                <text:p>7.45454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37.316158">
                <text:p>37.316158</text:p>
              </table:table-cell>
              <table:table-cell office:value-type="float" office:value="7.443548">
                <text:p>7.44354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">
                <text:p>39</text:p>
              </table:table-cell>
              <table:table-cell office:value-type="float" office:value="43.476612">
                <text:p>43.476612</text:p>
              </table:table-cell>
              <table:table-cell office:value-type="float" office:value="7.418033">
                <text:p>7.41803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26.963486">
                <text:p>26.963486</text:p>
              </table:table-cell>
              <table:table-cell office:value-type="float" office:value="7.514056">
                <text:p>7.51405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1.984105">
                <text:p>1.984105</text:p>
              </table:table-cell>
              <table:table-cell office:value-type="float" office:value="7.57438">
                <text:p>7.5743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36.227058">
                <text:p>36.227058</text:p>
              </table:table-cell>
              <table:table-cell office:value-type="float" office:value="7.662651">
                <text:p>7.66265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18.263243">
                <text:p>18.263243</text:p>
              </table:table-cell>
              <table:table-cell office:value-type="float" office:value="7.138775">
                <text:p>7.13877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2.447713">
                <text:p>2.447713</text:p>
              </table:table-cell>
              <table:table-cell office:value-type="float" office:value="7.503876">
                <text:p>7.50387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0.276445">
                <text:p>0.276445</text:p>
              </table:table-cell>
              <table:table-cell office:value-type="float" office:value="7.367089">
                <text:p>7.36708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20.507032">
                <text:p>20.507032</text:p>
              </table:table-cell>
              <table:table-cell office:value-type="float" office:value="7.352713">
                <text:p>7.35271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40.802856">
                <text:p>40.802856</text:p>
              </table:table-cell>
              <table:table-cell office:value-type="float" office:value="7.288066">
                <text:p>7.28806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0.742592">
                <text:p>0.742592</text:p>
              </table:table-cell>
              <table:table-cell office:value-type="float" office:value="7.104">
                <text:p>7.10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">
                <text:p>28</text:p>
              </table:table-cell>
              <table:table-cell office:value-type="float" office:value="1.217931">
                <text:p>1.217931</text:p>
              </table:table-cell>
              <table:table-cell office:value-type="float" office:value="7.273092">
                <text:p>7.27309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26.806236">
                <text:p>26.806236</text:p>
              </table:table-cell>
              <table:table-cell office:value-type="float" office:value="7.508">
                <text:p>7.50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5.681116">
                <text:p>5.681116</text:p>
              </table:table-cell>
              <table:table-cell office:value-type="float" office:value="7.516129">
                <text:p>7.51612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22.534603">
                <text:p>22.534603</text:p>
              </table:table-cell>
              <table:table-cell office:value-type="float" office:value="7.452381">
                <text:p>7.45238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4.152268">
                <text:p>4.152268</text:p>
              </table:table-cell>
              <table:table-cell office:value-type="float" office:value="7.327869">
                <text:p>7.32786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3.594021">
                <text:p>3.594021</text:p>
              </table:table-cell>
              <table:table-cell office:value-type="float" office:value="7.390946">
                <text:p>7.39094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">
                <text:p>30</text:p>
              </table:table-cell>
              <table:table-cell office:value-type="float" office:value="18.729984">
                <text:p>18.729984</text:p>
              </table:table-cell>
              <table:table-cell office:value-type="float" office:value="7.517928">
                <text:p>7.51792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">
                <text:p>30</text:p>
              </table:table-cell>
              <table:table-cell office:value-type="float" office:value="5.885267">
                <text:p>5.885267</text:p>
              </table:table-cell>
              <table:table-cell office:value-type="float" office:value="7.320158">
                <text:p>7.32015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">
                <text:p>33</text:p>
              </table:table-cell>
              <table:table-cell office:value-type="float" office:value="46.010868">
                <text:p>46.010868</text:p>
              </table:table-cell>
              <table:table-cell office:value-type="float" office:value="7.38">
                <text:p>7.3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22.196535">
                <text:p>22.196535</text:p>
              </table:table-cell>
              <table:table-cell office:value-type="float" office:value="7.689243">
                <text:p>7.68924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18.156225">
                <text:p>18.156225</text:p>
              </table:table-cell>
              <table:table-cell office:value-type="float" office:value="7.533597">
                <text:p>7.53359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42.139862">
                <text:p>42.139862</text:p>
              </table:table-cell>
              <table:table-cell office:value-type="float" office:value="7.305882">
                <text:p>7.30588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">
                <text:p>54</text:p>
              </table:table-cell>
              <table:table-cell office:value-type="float" office:value="2.245915">
                <text:p>2.245915</text:p>
              </table:table-cell>
              <table:table-cell office:value-type="float" office:value="7.62605">
                <text:p>7.6260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">
                <text:p>13</text:p>
              </table:table-cell>
              <table:table-cell office:value-type="float" office:value="2.927265">
                <text:p>2.927265</text:p>
              </table:table-cell>
              <table:table-cell office:value-type="float" office:value="7.451883">
                <text:p>7.45188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">
                <text:p>59</text:p>
              </table:table-cell>
              <table:table-cell office:value-type="float" office:value="39.3116">
                <text:p>39.3116</text:p>
              </table:table-cell>
              <table:table-cell office:value-type="float" office:value="7.305085">
                <text:p>7.30508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">
                <text:p>48</text:p>
              </table:table-cell>
              <table:table-cell office:value-type="float" office:value="21.952326">
                <text:p>21.952326</text:p>
              </table:table-cell>
              <table:table-cell office:value-type="float" office:value="7.497854">
                <text:p>7.4978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9.244281">
                <text:p>9.244281</text:p>
              </table:table-cell>
              <table:table-cell office:value-type="float" office:value="7.458498">
                <text:p>7.45849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20.363632">
                <text:p>20.363632</text:p>
              </table:table-cell>
              <table:table-cell office:value-type="float" office:value="7.529167">
                <text:p>7.5291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">
                <text:p>28</text:p>
              </table:table-cell>
              <table:table-cell office:value-type="float" office:value="1.331659">
                <text:p>1.331659</text:p>
              </table:table-cell>
              <table:table-cell office:value-type="float" office:value="7.32906">
                <text:p>7.3290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">
                <text:p>36</text:p>
              </table:table-cell>
              <table:table-cell office:value-type="float" office:value="54.11824">
                <text:p>54.11824</text:p>
              </table:table-cell>
              <table:table-cell office:value-type="float" office:value="7.38247">
                <text:p>7.3824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24.595726">
                <text:p>24.595726</text:p>
              </table:table-cell>
              <table:table-cell office:value-type="float" office:value="7.66805">
                <text:p>7.6680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">
                <text:p>33</text:p>
              </table:table-cell>
              <table:table-cell office:value-type="float" office:value="0.263057">
                <text:p>0.263057</text:p>
              </table:table-cell>
              <table:table-cell office:value-type="float" office:value="7.541667">
                <text:p>7.54166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">
                <text:p>30</text:p>
              </table:table-cell>
              <table:table-cell office:value-type="float" office:value="6.32319">
                <text:p>6.32319</text:p>
              </table:table-cell>
              <table:table-cell office:value-type="float" office:value="7.412698">
                <text:p>7.41269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7.34866">
                <text:p>7.34866</text:p>
              </table:table-cell>
              <table:table-cell office:value-type="float" office:value="7.233463">
                <text:p>7.23346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24.064486">
                <text:p>24.064486</text:p>
              </table:table-cell>
              <table:table-cell office:value-type="float" office:value="7.677824">
                <text:p>7.6778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">
                <text:p>21</text:p>
              </table:table-cell>
              <table:table-cell office:value-type="float" office:value="12.563024">
                <text:p>12.563024</text:p>
              </table:table-cell>
              <table:table-cell office:value-type="float" office:value="7.569231">
                <text:p>7.56923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23.203491">
                <text:p>23.203491</text:p>
              </table:table-cell>
              <table:table-cell office:value-type="float" office:value="7.312">
                <text:p>7.31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">
                <text:p>35</text:p>
              </table:table-cell>
              <table:table-cell office:value-type="float" office:value="0.374377">
                <text:p>0.374377</text:p>
              </table:table-cell>
              <table:table-cell office:value-type="float" office:value="7.521913">
                <text:p>7.5219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">
                <text:p>51</text:p>
              </table:table-cell>
              <table:table-cell office:value-type="float" office:value="27.978577">
                <text:p>27.978577</text:p>
              </table:table-cell>
              <table:table-cell office:value-type="float" office:value="7.522089">
                <text:p>7.52208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">
                <text:p>59</text:p>
              </table:table-cell>
              <table:table-cell office:value-type="float" office:value="26.976889">
                <text:p>26.976889</text:p>
              </table:table-cell>
              <table:table-cell office:value-type="float" office:value="7.323404">
                <text:p>7.32340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">
                <text:p>44</text:p>
              </table:table-cell>
              <table:table-cell office:value-type="float" office:value="3.63374">
                <text:p>3.63374</text:p>
              </table:table-cell>
              <table:table-cell office:value-type="float" office:value="7.370968">
                <text:p>7.37096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">
                <text:p>33</text:p>
              </table:table-cell>
              <table:table-cell office:value-type="float" office:value="9.290771">
                <text:p>9.290771</text:p>
              </table:table-cell>
              <table:table-cell office:value-type="float" office:value="7.317647">
                <text:p>7.31764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">
                <text:p>28</text:p>
              </table:table-cell>
              <table:table-cell office:value-type="float" office:value="37.054832">
                <text:p>37.054832</text:p>
              </table:table-cell>
              <table:table-cell office:value-type="float" office:value="6.842324">
                <text:p>6.84232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">
                <text:p>31</text:p>
              </table:table-cell>
              <table:table-cell office:value-type="float" office:value="5.735042">
                <text:p>5.735042</text:p>
              </table:table-cell>
              <table:table-cell office:value-type="float" office:value="6.826613">
                <text:p>6.82661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5.972643">
                <text:p>15.972643</text:p>
              </table:table-cell>
              <table:table-cell office:value-type="float" office:value="7.26378">
                <text:p>7.2637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">
                <text:p>35</text:p>
              </table:table-cell>
              <table:table-cell office:value-type="float" office:value="6.054758">
                <text:p>6.054758</text:p>
              </table:table-cell>
              <table:table-cell office:value-type="float" office:value="6.923387">
                <text:p>6.92338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">
                <text:p>28</text:p>
              </table:table-cell>
              <table:table-cell office:value-type="float" office:value="11.974523">
                <text:p>11.974523</text:p>
              </table:table-cell>
              <table:table-cell office:value-type="float" office:value="6.822314">
                <text:p>6.82231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13.717639">
                <text:p>13.717639</text:p>
              </table:table-cell>
              <table:table-cell office:value-type="float" office:value="6.795918">
                <text:p>6.79591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3.706394">
                <text:p>3.706394</text:p>
              </table:table-cell>
              <table:table-cell office:value-type="float" office:value="6.873984">
                <text:p>6.87398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464641">
                <text:p>0.464641</text:p>
              </table:table-cell>
              <table:table-cell office:value-type="float" office:value="6.087866">
                <text:p>6.087866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